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Text_20_body">
      <style:text-properties officeooo:rsid="0011c932" officeooo:paragraph-rsid="0011c932"/>
    </style:style>
    <style:style style:name="P7" style:family="paragraph" style:parent-style-name="Text_20_body" style:list-style-name="Numbering_20_1">
      <style:text-properties officeooo:rsid="0011c932" officeooo:paragraph-rsid="0011c932"/>
    </style:style>
    <style:style style:name="P8" style:family="paragraph" style:parent-style-name="Text_20_body" style:list-style-name="Numbering_20_1">
      <style:text-properties officeooo:rsid="00137df8" officeooo:paragraph-rsid="00137df8"/>
    </style:style>
    <style:style style:name="P9" style:family="paragraph" style:parent-style-name="Text_20_body">
      <style:text-properties officeooo:rsid="00158dd9" officeooo:paragraph-rsid="00158dd9"/>
    </style:style>
    <style:style style:name="P10" style:family="paragraph" style:parent-style-name="Text_20_body" style:list-style-name="Numbering_20_1">
      <style:text-properties officeooo:rsid="00158dd9" officeooo:paragraph-rsid="00158dd9"/>
    </style:style>
    <style:style style:name="P11" style:family="paragraph" style:parent-style-name="Text_20_body" style:list-style-name="Numbering_20_1">
      <style:text-properties officeooo:rsid="00158dd9" officeooo:paragraph-rsid="00173a7b"/>
    </style:style>
    <style:style style:name="P12" style:family="paragraph" style:parent-style-name="Text_20_body" style:list-style-name="Numbering_20_1">
      <style:text-properties officeooo:rsid="00173a7b" officeooo:paragraph-rsid="00173a7b"/>
    </style:style>
    <style:style style:name="P13" style:family="paragraph" style:parent-style-name="Text_20_body" style:list-style-name="Numbering_20_1">
      <style:text-properties officeooo:rsid="001907f0" officeooo:paragraph-rsid="001907f0"/>
    </style:style>
    <style:style style:name="P14" style:family="paragraph" style:parent-style-name="Text_20_body" style:list-style-name="Numbering_20_1">
      <style:text-properties officeooo:paragraph-rsid="001907f0"/>
    </style:style>
    <style:style style:name="P15" style:family="paragraph" style:parent-style-name="Text_20_body" style:list-style-name="Numbering_20_1">
      <style:text-properties officeooo:paragraph-rsid="001223a0"/>
    </style:style>
    <style:style style:name="P16" style:family="paragraph" style:parent-style-name="Text_20_body" style:list-style-name="Numbering_20_1">
      <style:text-properties officeooo:paragraph-rsid="00137df8"/>
    </style:style>
    <style:style style:name="P17" style:family="paragraph" style:parent-style-name="Text_20_body" style:list-style-name="Numbering_20_1">
      <style:text-properties officeooo:rsid="00198cd0" officeooo:paragraph-rsid="00198cd0"/>
    </style:style>
    <style:style style:name="P18" style:family="paragraph" style:parent-style-name="Text_20_body">
      <style:text-properties officeooo:rsid="001b3381" officeooo:paragraph-rsid="001b3381"/>
    </style:style>
    <style:style style:name="P19" style:family="paragraph" style:parent-style-name="Title">
      <style:text-properties officeooo:rsid="0011c932" officeooo:paragraph-rsid="0011c932"/>
    </style:style>
    <style:style style:name="P20" style:family="paragraph" style:parent-style-name="Título_20_Ejercicio">
      <style:text-properties officeooo:rsid="0011c932" officeooo:paragraph-rsid="0011c932"/>
    </style:style>
    <style:style style:name="P21" style:family="paragraph" style:parent-style-name="Título_20_Ejercicio">
      <style:text-properties officeooo:rsid="00158dd9" officeooo:paragraph-rsid="00158dd9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11c932"/>
    </style:style>
    <style:style style:name="T11" style:family="text">
      <style:text-properties officeooo:rsid="001223a0"/>
    </style:style>
    <style:style style:name="T12" style:family="text">
      <style:text-properties officeooo:rsid="00137df8"/>
    </style:style>
    <style:style style:name="T13" style:family="text">
      <style:text-properties officeooo:rsid="00173a7b"/>
    </style:style>
    <style:style style:name="T14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troducción a la consola</text:p>
      <text:p text:style-name="Subtitle">Permisos y globs</text:p>
      <text:p text:style-name="P6">Justifiquen sus respuestas con las páginas de manual y capturas de pantalla necesarias.</text:p>
      <text:list xml:id="list3482837059" text:style-name="Numbering_20_1">
        <text:list-item>
          <text:h text:style-name="Título_20_Ejercicio" text:outline-level="3">Permisos</text:h>
        </text:list-item>
      </text:list>
      <text:p text:style-name="P6">Investiguen la forma “mascara octal” utilizada para la representación de permisos.</text:p>
      <text:list xml:id="list162523171127856" text:continue-numbering="true" text:style-name="Numbering_20_1">
        <text:list-item>
          <text:list>
            <text:list-item>
              <text:p text:style-name="P7">¿Porque es un numero de este tipo?</text:p>
            </text:list-item>
            <text:list-item>
              <text:p text:style-name="P7">¿Como se utiliza para representar las diferentes combinaciones de permisos?</text:p>
            </text:list-item>
            <text:list-item>
              <text:p text:style-name="P7">¿Como se construyen los permisos como mascara octal?</text:p>
            </text:list-item>
            <text:list-item>
              <text:p text:style-name="P8">¿Que es el comando <text:span text:style-name="Example">chmod</text:span>? Como se usa y cuales son sus argumentos mas importantes.</text:p>
            </text:list-item>
            <text:list-item>
              <text:p text:style-name="P13">¿Qué permiso representa la combinación <text:span text:style-name="Example">444</text:span>?</text:p>
            </text:list-item>
          </text:list>
        </text:list-item>
        <text:list-item>
          <text:h text:style-name="P20" text:outline-level="3">Permiso de ejecución</text:h>
          <text:list>
            <text:list-item>
              <text:p text:style-name="P14"><text:span text:style-name="T10">¿Es posible dar permisos de ejecución a un archivo?</text:span></text:p>
            </text:list-item>
            <text:list-item>
              <text:p text:style-name="P14"><text:span text:style-name="T10">¿Es necesario agregar algo para que esto sea posible?, o es solo posible ejecutar un programa en la termina.</text:span></text:p>
            </text:list-item>
          </text:list>
        </text:list-item>
        <text:list-item>
          <text:h text:style-name="P20" text:outline-level="3">Permisos II</text:h>
        </text:list-item>
      </text:list>
      <text:p text:style-name="P6">Dado un listado de archivos de la siguiente manera</text:p>
      <text:p text:style-name="Source_20_Code">-rw----<text:span text:style-name="T12">r-</text:span>- 1 tincho tincho <text:s text:c="2"/>0 mar. 1 12:31 bat</text:p>
      <text:p text:style-name="Source_20_Code">-rw-r--r-- 1 tincho usuarios 0 mar. 1 12:31 bate</text:p>
      <text:p text:style-name="Source_20_Code">-rw------- 1 rene <text:s text:c="2"/>usuarios 0 mar. 1 13:33 cal</text:p>
      <text:p text:style-name="Source_20_Code">-r--r--r-- 1 tincho tincho <text:s text:c="2"/>0 mar. 1 13:33 calle</text:p>
      <text:list xml:id="list162522088477039" text:continue-numbering="true" text:style-name="Numbering_20_1">
        <text:list-item>
          <text:list>
            <text:list-item>
              <text:p text:style-name="P15"><text:soft-page-break/><text:span text:style-name="T12">¿</text:span><text:span text:style-name="T11">Como usuario </text:span><text:span text:style-name="Example"><text:span text:style-name="T11">tincho</text:span></text:span><text:span text:style-name="T11">, tengo acceso de lectura a todos los archivos? </text:span><text:span text:style-name="T12">Explicar los permisos desde este usuario para los cuatro archivos. Indicar cual es el archivo menos accesible de todos.</text:span></text:p>
            </text:list-item>
            <text:list-item>
              <text:p text:style-name="P16"><text:span text:style-name="T12">¿Que </text:span><text:span text:style-name="T13">son las </text:span><text:span text:style-name="T12">herramienta</text:span><text:span text:style-name="T13">s</text:span><text:span text:style-name="T12"> </text:span><text:span text:style-name="Example"><text:span text:style-name="T12">chown</text:span></text:span><text:span text:style-name="T12"> </text:span><text:span text:style-name="T13">y </text:span><text:span text:style-name="Example"><text:span text:style-name="T13">chgrp</text:span></text:span><text:span text:style-name="T13">?</text:span><text:span text:style-name="T12"> Como se usa</text:span><text:span text:style-name="T13">n</text:span><text:span text:style-name="T12"> y cuales son sus argumentos mas importantes.</text:span></text:p>
            </text:list-item>
            <text:list-item>
              <text:p text:style-name="P17">¿Como son los permisos en formato octal de los archivos de la lista?</text:p>
            </text:list-item>
          </text:list>
        </text:list-item>
        <text:list-item>
          <text:h text:style-name="P21" text:outline-level="3">Seleccionando archivos</text:h>
        </text:list-item>
      </text:list>
      <text:p text:style-name="P9">Utilizando el archivo <text:span text:style-name="Example">consola2.zip</text:span>, tienen que indicar las instrucciones necesarias para:</text:p>
      <text:list xml:id="list162522516983583" text:continue-numbering="true" text:style-name="Numbering_20_1">
        <text:list-item>
          <text:list>
            <text:list-item>
              <text:p text:style-name="P10">Organizar las fotos en una carpeta nueva llamada de esa manera.</text:p>
            </text:list-item>
            <text:list-item>
              <text:p text:style-name="P11"><text:span text:style-name="T13">Mostrar el listado de </text:span>los archivos que contengan una <text:span text:style-name="Example">ll</text:span> (doble l)</text:p>
            </text:list-item>
            <text:list-item>
              <text:p text:style-name="P11"><text:span text:style-name="T13">Mostrar el listado de </text:span>los archivos de fotos que contengan un <text:span text:style-name="Example">2</text:span> pegado al punto.</text:p>
            </text:list-item>
            <text:list-item>
              <text:p text:style-name="P12">Mostrar el listado de los archivos que comiencen con una <text:span text:style-name="Example">c</text:span>.</text:p>
            </text:list-item>
          </text:list>
        </text:list-item>
      </text:list>
      <text:p text:style-name="P18">Intenten expresar los patrones tanto con <text:span text:style-name="Example">*</text:span> como con <text:span text:style-name="Example">?</text:span>. (No siempre es posibl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3-17T16:25:21.174000296">2022</text:date></text:span></text:p>
      </style:header>
      <style:footer>
        <text:p text:style-name="MP3"><text:span text:style-name="MT6">r</text:span><text:editing-cycles>6</text:editing-cycles>/<text:span text:style-name="MT7"><text:date style:data-style-name="N10107" text:date-value="2022-03-17T16:25:21.174000296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2" style:data-style-name="N0">2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3-17T16:25:21.177000179">2022</text:date></text:span></text:p>
      </style:header>
      <style:footer>
        <text:p text:style-name="MP5"><text:span text:style-name="MT6">r</text:span><text:editing-cycles>6</text:editing-cycles>/<text:span text:style-name="MT7"><text:date style:data-style-name="N10107" text:date-value="2022-03-17T16:25:21.177000179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16:25:20.914000000</dc:date>
    <dc:creator>Martín René Vilugron</dc:creator>
    <meta:editing-duration>PT1H9M8S</meta:editing-duration>
    <meta:editing-cycles>6</meta:editing-cycles>
    <meta:generator>LibreOffice/7.3.1.3$Windows_X86_64 LibreOffice_project/a69ca51ded25f3eefd52d7bf9a5fad8c90b87951</meta:generator>
    <meta:document-statistic meta:table-count="0" meta:image-count="2" meta:object-count="0" meta:page-count="2" meta:paragraph-count="35" meta:word-count="338" meta:character-count="1946" meta:non-whitespace-character-count="1649"/>
  </office:meta>
</office:document-meta>
</file>